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a05" officeooo:paragraph-rsid="0006ea05"/>
    </style:style>
    <style:style style:name="P2" style:family="paragraph" style:parent-style-name="Standard">
      <style:text-properties officeooo:rsid="0006ea05" officeooo:paragraph-rsid="0006ea05"/>
    </style:style>
    <style:style style:name="P3" style:family="paragraph" style:parent-style-name="Standard">
      <style:text-properties officeooo:rsid="000a0eae" officeooo:paragraph-rsid="000a0eae"/>
    </style:style>
    <style:style style:name="P4" style:family="paragraph" style:parent-style-name="Standard">
      <style:text-properties officeooo:rsid="000bbf5b" officeooo:paragraph-rsid="000bbf5b"/>
    </style:style>
    <style:style style:name="P5" style:family="paragraph" style:parent-style-name="Standard">
      <style:text-properties officeooo:rsid="000c954f" officeooo:paragraph-rsid="000c954f"/>
    </style:style>
    <style:style style:name="P6" style:family="paragraph" style:parent-style-name="Standard">
      <style:text-properties officeooo:rsid="000cea85" officeooo:paragraph-rsid="000cea85"/>
    </style:style>
    <style:style style:name="P7" style:family="paragraph" style:parent-style-name="Standard">
      <style:text-properties officeooo:rsid="000d93c9" officeooo:paragraph-rsid="000d93c9"/>
    </style:style>
    <style:style style:name="P8" style:family="paragraph" style:parent-style-name="Standard">
      <style:text-properties officeooo:rsid="000ef1ee" officeooo:paragraph-rsid="000ef1ee"/>
    </style:style>
    <style:style style:name="T1" style:family="text">
      <style:text-properties officeooo:rsid="0006ea05"/>
    </style:style>
    <style:style style:name="T2" style:family="text">
      <style:text-properties officeooo:rsid="0007b245"/>
    </style:style>
    <style:style style:name="T3" style:family="text">
      <style:text-properties officeooo:rsid="000aff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<text:span text:style-name="T1">aula 11 </text:span></text:p>
      <text:p text:style-name="P1">modelos de regressão e gradiente descendente</text:p>
      <text:p text:style-name="P1"/>
      <text:p text:style-name="P1">* regressão: é um conjunto de métodos de ML ou estatística e são métodos que procuram estimar a relção entre uma variável dependente e uma ou mais variáveis independentes. A idéia é conseguir representar a dependente em função da indepenente. Dependente a gente costuma chamar de label, rótulo e as independentes é features, atributosa, variáveis explanatóriaas.</text:p>
      <text:p text:style-name="P1"/>
      <text:p text:style-name="P1">As aplicações de regeressão é utilizada para suporte bna tojmada de decisão, fazer previsções, modelagens de uma forma geral, séries temporals. Bancos usam isso para questão de crédito. Estimar o valor de determinado produto/bem que não tem um valor fixo.</text:p>
      <text:p text:style-name="P1"/>
      <text:p text:style-name="P1">** regressão linear: a ideia é conseguir encontrar uma relação linear entre as variáveis independentes e as dependentes.</text:p>
      <text:p text:style-name="P1"/>
      <text:p text:style-name="P1">*** <text:span text:style-name="T2">continuar em 24: 00 *****</text:span></text:p>
      <text:p text:style-name="P1"/>
      <text:p text:style-name="P3">encontrar os parâmetros para conseguir fazer uma previsão para aquele valor ideal ótimo que a gente tem</text:p>
      <text:p text:style-name="P3"/>
      <text:p text:style-name="P3">para cada x ideal, temos o y ideal.</text:p>
      <text:p text:style-name="P3"/>
      <text:p text:style-name="P3">O objetivo da regressão linerar é conseguir encontrar esses parâmetros (teta) para conseguir fazer uma previsãro, conseguir encontrar um valos estimado para aquele valor ideal ótimo que a gente tem.</text:p>
      <text:p text:style-name="P3"/>
      <text:p text:style-name="P3">Que consigam tornar o valor desse ŷ o mais próximo possível de y, comentenbdo menor número de erros possíveis</text:p>
      <text:p text:style-name="P3"/>
      <text:p text:style-name="P3">o objetivo é que encontremos os parametros que façam o melhor ajuste possível da nossa reta em duas dimensões. A gente quer encontrtar uma reta que melhor se ajuste aos pontos.</text:p>
      <text:p text:style-name="P3"/>
      <text:p text:style-name="P3"/>
      <text:p text:style-name="P3">*** <text:span text:style-name="T3">gradiente descendente</text:span></text:p>
      <text:p text:style-name="P3"/>
      <text:p text:style-name="P3">,<text:span text:style-name="T3">[etodo de otimizalçao que busca encontrar valores mínimos para uma dafa função</text:span></text:p>
      <text:p text:style-name="P3"/>
      <text:p text:style-name="P4">algoritmo de otimização de primeira ordem iterativo, utilizada para encontrar mínimos de funções diferenciadas.</text:p>
      <text:p text:style-name="P4"/>
      <text:p text:style-name="P5">Batch gradient descent – ujsa todos os dados para fazer a atualização do vetor gradiente</text:p>
      <text:p text:style-name="P5"/>
      <text:p text:style-name="P5">mini-batch GD – ele vai usar uma quantidade menor de dados pra fazer a atualização dos parametros. A cada iteração, ele vai selecionar uma certa quyantidade de dados (n]ão é todos) e vai fazer uma tualização dos parametros apenas utilizando esses dados selecionados.</text:p>
      <text:p text:style-name="P5"/>
      <text:p text:style-name="P5"/>
      <text:p text:style-name="P6">Stochastic GD – usa apenas 1 amostra, só 1. você selciona uma amostra aleatoriamente doi seu conjunto de dados, você calcula o gradiente de função apenas dessa amostra e ai você atualiza seus <text:soft-page-break/>parametros em função apenas dessa amostra. É o método mais eficiente computacionalmente, em um custo de cada atualização dos parâmetros.</text:p>
      <text:p text:style-name="P6"/>
      <text:p text:style-name="P7">*** modelos lineares regularizados:</text:p>
      <text:p text:style-name="P7"/>
      <text:p text:style-name="P7">pq regularizar um modelo? O que é regularizar??</text:p>
      <text:p text:style-name="P7">regularizar um modelo é restringir, limitar a complexidade desse modelo. Se eu n tenho nenhuma restriçlão, meu modelo pode fazer o que eu quiser, pode se tornar muito complexo.</text:p>
      <text:p text:style-name="P7">Pra quê regularizar o modelo? Quando ab gente tá treinando modelo, a gente tá treinando no conjunto de treino. Eu vou ajustar os parâmetros do <text:s/>meu modelo</text:p>
      <text:p text:style-name="P8">se a gente deixa a complexidade do algoritmo de forma ilimitada, ele vfai se ajustar demais ao conjunto de treino e acaba não tendo o melhor resultado possível, ele caba tendo um overfiting.</text:p>
      <text:p text:style-name="P8"/>
      <text:p text:style-name="P8">No caso da rgeressão linera, tem 2 formas de restringir o modelo: </text:p>
      <text:p text:style-name="P8">= ridge regression e lasso regression</text:p>
      <text:p text:style-name="P8">vantagem da lasso: ela tende a zerar parametros, aqeles variáveis não ser representativos. </text:p>
      <text:p text:style-name="P8"/>
      <text:p text:style-name="P8"/>
      <text:p text:style-name="P8">Regressão polinomial: 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21:55:50.187141704</meta:creation-date>
    <meta:generator>LibreOffice/6.4.7.2$Linux_X86_64 LibreOffice_project/40$Build-2</meta:generator>
    <dc:date>2022-01-19T11:18:14.116219943</dc:date>
    <meta:editing-duration>PT22M1S</meta:editing-duration>
    <meta:editing-cycles>2</meta:editing-cycles>
    <meta:document-statistic meta:table-count="0" meta:image-count="0" meta:object-count="0" meta:page-count="2" meta:paragraph-count="26" meta:word-count="505" meta:character-count="3157" meta:non-whitespace-character-count="2670"/>
  </office:meta>
</office:document-meta>
</file>